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677" officeooo:paragraph-rsid="00170677"/>
    </style:style>
    <style:style style:name="P2" style:family="paragraph" style:parent-style-name="Standard">
      <style:paragraph-properties fo:text-align="center" style:justify-single-word="false"/>
      <style:text-properties officeooo:rsid="00170677" officeooo:paragraph-rsid="00170677"/>
    </style:style>
    <style:style style:name="P3" style:family="paragraph" style:parent-style-name="Standard">
      <style:text-properties officeooo:rsid="001a7f2b" officeooo:paragraph-rsid="00210016"/>
    </style:style>
    <style:style style:name="P4" style:family="paragraph" style:parent-style-name="Standard">
      <style:text-properties officeooo:rsid="001a7f2b" officeooo:paragraph-rsid="0024c351"/>
    </style:style>
    <style:style style:name="P5" style:family="paragraph" style:parent-style-name="Standard">
      <style:text-properties officeooo:rsid="001b87c4" officeooo:paragraph-rsid="001b87c4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741b7"/>
    </style:style>
    <style:style style:name="T4" style:family="text">
      <style:text-properties officeooo:rsid="001b87c4"/>
    </style:style>
    <style:style style:name="T5" style:family="text">
      <style:text-properties officeooo:rsid="001c3982"/>
    </style:style>
    <style:style style:name="T6" style:family="text">
      <style:text-properties officeooo:rsid="001df342"/>
    </style:style>
    <style:style style:name="T7" style:family="text">
      <style:text-properties officeooo:rsid="0021001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n-Assessed 2FCMb Practice in Generating a Weibull Plot</text:p>
      <text:p text:style-name="P1">You are given data (see below) for a ceramic material, determined in 3-point flexural</text:p>
      <text:p text:style-name="P1">strength tests conducted at a strain rate of 1 x 10<text:span text:style-name="T2">-3</text:span> s<text:span text:style-name="T2">-1</text:span> .</text:p>
      <text:p text:style-name="P1"/>
      <text:p text:style-name="P1">You are required to:</text:p>
      <text:p text:style-name="P1"/>
      <text:p text:style-name="P1">(i) Find out what are the sample standard deviation and coefficient of variation of a</text:p>
      <text:p text:style-name="P1">data set are defined as, and how to calculate these parameters.</text:p>
      <text:p text:style-name="P5"><draw:frame draw:style-name="fr1" draw:name="Object1" text:anchor-type="as-char" svg:y="-0.834cm" svg:width="3.471cm" svg:height="1.212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draw:frame draw:style-name="fr1" draw:name="Object2" text:anchor-type="as-char" svg:y="-0.619cm" svg:width="2.856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(ii) Calculate the mean flexural strength, together with the sample standard deviation</text:p>
      <text:p text:style-name="P1">and coefficient of variation for the flexural strength data.</text:p>
      <text:p text:style-name="P4"><text:span text:style-name="T7">σ=</text:span> <text:span text:style-name="T4">118.7MPa;<text:tab/><text:tab/><text:tab/>x̄ = 301.6 MPa<text:tab/><text:tab/>CV = 0.393</text:span></text:p>
      <text:p text:style-name="P3"/>
      <text:p text:style-name="P1">(iii) Draw a graph of survival probability P s against flexural strength, s. Use the mean</text:p>
      <text:p text:style-name="P1">rank P<text:span text:style-name="T1">s</text:span> (survival probability) estimator.</text:p>
      <text:p text:style-name="P1"/>
      <text:p text:style-name="P1">(iv) Draw the corresponding Weibull graph for the material, using the mean rank P s</text:p>
      <text:p text:style-name="P1">(survival probability) estimator, and tabulating all the relevant numerical data.</text:p>
      <text:p text:style-name="P1"/>
      <text:p text:style-name="P1">(v) Using the data from (iv), determine the Weibull modulus, m value for the material</text:p>
      <text:p text:style-name="P1">graphically using least-squares linear regression method to generate the “best-fit”</text:p>
      <text:p text:style-name="P1">trend-line, giving the regression equation and correlation coefficient R.</text:p>
      <text:p text:style-name="P1"/>
      <text:p text:style-name="P1">Given the number of data, it is recommended that while you check your calculations</text:p>
      <text:p text:style-name="P1">manually, you use a spreadsheet program such as Excel to tabulate the data, do the</text:p>
      <text:p text:style-name="P1">calculations, and plot the graphs.</text:p>
      <text:p text:style-name="P1"/>
      <text:p text:style-name="P1"><text:span text:style-name="T3">The </text:span>3-Point Flexural Strength Data for a Ceramic (MPa) <text:span text:style-name="T3">is omitted from h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5:26:12.450242736</meta:creation-date>
    <dc:date>2017-04-23T15:34:47.266494678</dc:date>
    <meta:editing-duration>PT8M29S</meta:editing-duration>
    <meta:editing-cycles>19</meta:editing-cycles>
    <meta:generator>LibreOffice/5.1.6.2$Linux_X86_64 LibreOffice_project/10m0$Build-2</meta:generator>
    <meta:document-statistic meta:table-count="0" meta:image-count="0" meta:object-count="2" meta:page-count="1" meta:paragraph-count="21" meta:word-count="222" meta:character-count="1367" meta:non-whitespace-character-count="1158"/>
  </office:meta>
</office:document-meta>
</file>

<file path=Object 1/content.xml><?xml version="1.0" encoding="utf-8"?>
<math xmlns="http://www.w3.org/1998/Math/MathML" display="block">
  <semantics>
    <mrow>
      <mi>s</mi>
      <mi>.</mi>
      <mi>d</mi>
      <mrow>
        <mi>.</mi>
        <mo stretchy="false">=</mo>
        <msqrt>
          <mfrac>
            <mrow>
              <mo stretchy="false">∑</mo>
              <msup>
                <mrow>
                  <mo fence="true" stretchy="false">(</mo>
                  <mrow>
                    <mrow>
                      <mi>x</mi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</mrow>
            <mrow>
              <mi>n</mi>
              <mo stretchy="false">−</mo>
              <mn>1</mn>
            </mrow>
          </mfrac>
        </msqrt>
      </mrow>
    </mrow>
    <annotation encoding="StarMath 5.0">s.d. = sqrt{sum{(x-bar{x})^2} over {n-1}}</annotation>
  </semantics>
</math>
</file>

<file path=Object 2/content.xml><?xml version="1.0" encoding="utf-8"?>
<math xmlns="http://www.w3.org/1998/Math/MathML" display="block">
  <semantics>
    <mrow>
      <mi mathvariant="italic">CV</mi>
      <mo stretchy="false">=</mo>
      <mfrac>
        <mrow>
          <mi>s</mi>
          <mi>.</mi>
          <mi>d</mi>
          <mi>.</mi>
        </mrow>
        <mi mathvariant="italic">mean</mi>
      </mfrac>
      <mo stretchy="false">=</mo>
      <mfrac>
        <mi>σ</mi>
        <mover accent="true">
          <mi>x</mi>
          <mo stretchy="false">¯</mo>
        </mover>
      </mfrac>
    </mrow>
    <annotation encoding="StarMath 5.0">CV = {s.d.} over {mean} = σ over bar{x}</annotation>
  </semantics>
</math>
</file>